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weight="normal" officeooo:rsid="0025b335" officeooo:paragraph-rsid="0025b335" fo:background-color="transparent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fo:background-color="#ffff0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25b335" officeooo:paragraph-rsid="0025b335" fo:background-color="#ffff0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fo:font-weight="bold" officeooo:rsid="0024d141" officeooo:paragraph-rsid="0024d14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fo:font-weight="bold" officeooo:rsid="001548e0" officeooo:paragraph-rsid="002a258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fo:font-style="normal" fo:font-weight="bold" officeooo:rsid="0021d601" officeooo:paragraph-rsid="002a2580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21b0ef"/>
    </style:style>
    <style:style style:name="P14" style:family="paragraph" style:parent-style-name="Standard">
      <style:paragraph-properties fo:text-align="justify" style:justify-single-word="false"/>
      <style:text-properties officeooo:rsid="0025ae99" officeooo:paragraph-rsid="0025ae99"/>
    </style:style>
    <style:style style:name="P15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16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17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23630b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092d2f"/>
    </style:style>
    <style:style style:name="P23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c8761" fo:background-color="#ffff0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fdf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5e23d" fo:background-color="#ffff00" loext:char-shading-value="0"/>
    </style:style>
    <style:style style:name="T7" style:family="text">
      <style:text-properties officeooo:rsid="002455e9" fo:background-color="#ffff00" loext:char-shading-value="0"/>
    </style:style>
    <style:style style:name="T8" style:family="text">
      <style:text-properties officeooo:rsid="0023630b" fo:background-color="#ffff00" loext:char-shading-value="0"/>
    </style:style>
    <style:style style:name="T9" style:family="text">
      <style:text-properties officeooo:rsid="0024d141" fo:background-color="#ffff00" loext:char-shading-value="0"/>
    </style:style>
    <style:style style:name="T10" style:family="text">
      <style:text-properties officeooo:rsid="0027559e" fo:background-color="#ffff00" loext:char-shading-value="0"/>
    </style:style>
    <style:style style:name="T11" style:family="text">
      <style:text-properties officeooo:rsid="00167b7d"/>
    </style:style>
    <style:style style:name="T12" style:family="text">
      <style:text-properties officeooo:rsid="002169c4"/>
    </style:style>
    <style:style style:name="T13" style:family="text">
      <style:text-properties officeooo:rsid="0015e23d"/>
    </style:style>
    <style:style style:name="T14" style:family="text">
      <style:text-properties officeooo:rsid="0023630b"/>
    </style:style>
    <style:style style:name="T15" style:family="text">
      <style:text-properties officeooo:rsid="0024d141"/>
    </style:style>
    <style:style style:name="T16" style:family="text">
      <style:text-properties officeooo:rsid="0028fdfd"/>
    </style:style>
    <style:style style:name="T17" style:family="text">
      <style:text-properties officeooo:rsid="0029e5d2"/>
    </style:style>
    <style:style style:name="T18" style:family="text">
      <style:text-properties officeooo:rsid="002d03e5"/>
    </style:style>
    <style:style style:name="T19" style:family="text">
      <style:text-properties officeooo:rsid="002130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INGAPORE</text:p>
      <text:p text:style-name="P5"/>
      <text:p text:style-name="P4"><text:s/><text:span text:style-name="T15">Gounot</text:span><text:span text:style-name="T12"> </text:span>et al., <text:span text:style-name="T14">20</text:span><text:span text:style-name="T15">22</text:span>. PRJEB49168<text:span text:style-name="T1">:</text:span></text:p>
      <text:p text:style-name="P2"/>
      <text:list xml:id="list2430554567" text:style-name="WWNum1">
        <text:list-item>
          <text:p text:style-name="P15"><text:span text:style-name="T3">Reference</text:span>: <text:s/>Gounot, J. S., Chia, M., Bertrand, D., Saw, W. Y., Ravikrishnan, A., Low, A., ... &amp; Nagarajan, N. (2022). Genome-centric analysis of short and long read metagenomes reveals uncharacterized microbiome diversity in Southeast Asians. Nature Communications, 13(1), 1-11. <text:a xlink:type="simple" xlink:href="https://doi.org/10.1038/s41467-022-33782-z" text:style-name="Internet_20_link" text:visited-style-name="Visited_20_Internet_20_Link">https://doi.org/10.1038/s41467-022-33782-z</text:a></text:p>
          <text:p text:style-name="P16"/>
        </text:list-item>
        <text:list-item>
          <text:p text:style-name="P17"><text:span text:style-name="T3">Description</text:span>: </text:p>
          <text:list>
            <text:list-item>
              <text:p text:style-name="P17"><text:span text:style-name="T1">Tipo Dataset</text:span>: Poblacional.</text:p>
            </text:list-item>
            <text:list-item>
              <text:p text:style-name="P18"><text:span text:style-name="T1">Estado Individuos</text:span>: <text:span text:style-name="T11">Healthy</text:span></text:p>
            </text:list-item>
            <text:list-item>
              <text:p text:style-name="P17"><text:span text:style-name="T1">Antes Filtros</text:span>:</text:p>
              <text:list>
                <text:list-item>
                  <text:p text:style-name="P17"><text:span text:style-name="T1">N.º Muestras=Nº Individuos</text:span>: Si (<text:span text:style-name="T15">243</text:span> muestras/ <text:span text:style-name="T15">110</text:span> individuos).</text:p>
                </text:list-item>
                <text:list-item>
                  <text:p text:style-name="P17"><text:span text:style-name="T4">N.º FASTQs=N.º SampleAccessions</text:span>: Si (<text:span text:style-name="T17">134</text:span> PAIRED - <text:span text:style-name="T17">109 SINGLE</text:span>/ <text:span text:style-name="T15">109</text:span> SampleAccessions).</text:p>
                </text:list-item>
              </text:list>
            </text:list-item>
            <text:list-item>
              <text:p text:style-name="P20">Después Filtros <text:span text:style-name="T13">(</text:span><text:span text:style-name="T6">habría que filtrar</text:span><text:span text:style-name="T7"> </text:span><text:span text:style-name="T8">por </text:span><text:span text:style-name="T9">WGS, descartando Hi-C </text:span><text:span text:style-name="T10">y filtrar por NANOPORE</text:span><text:span text:style-name="T8">)</text:span>:</text:p>
              <text:list>
                <text:list-item>
                  <text:p text:style-name="P19"><text:span text:style-name="T1">N.º Muestras=Nº Individuos</text:span>: Si (<text:span text:style-name="T16">109</text:span> muestras/ <text:span text:style-name="T16">109 </text:span>individuos).</text:p>
                </text:list-item>
                <text:list-item>
                  <text:p text:style-name="P19"><text:span text:style-name="T4">N.º FASTQs=N.º SampleAccessions</text:span><text:span text:style-name="T1">: Si (</text:span><text:span text:style-name="T2">109</text:span><text:span text:style-name="T1"> PAIRED/ </text:span><text:span text:style-name="T2">109 </text:span><text:span text:style-name="T1">SampleAccessions).</text:span></text:p>
                </text:list-item>
              </text:list>
            </text:list-item>
            <text:list-item>
              <text:p text:style-name="P21">Particularidades Procesado: No. </text:p>
            </text:list-item>
          </text:list>
        </text:list-item>
      </text:list>
      <text:p text:style-name="P13"/>
      <text:p text:style-name="P1"/>
      <text:p text:style-name="P14">Diferentes librerías y equipos de secuenciación. Son Hi-C y WGS.</text:p>
      <text:p text:style-name="P1"/>
      <text:p text:style-name="P23"><text:span text:style-name="T18">NO</text:span> HABRÍA QUE JUNTAR LOS FASTQS.<text:span text:style-name="T19"> </text:span></text:p>
      <text:p text:style-name="P1"/>
      <text:p text:style-name="P3"><text:span text:style-name="T5">Script CHECK</text:span>:</text:p>
      <text:p text:style-name="P3"/>
      <text:p text:style-name="P11">Run Stats Pre-filter:</text:p>
      <text:p text:style-name="P3"/>
      <text:p text:style-name="P7">1) Number of run_accessions: 243</text:p>
      <text:p text:style-name="P7">2) Number of unique sample_accessions: 109</text:p>
      <text:p text:style-name="P7">3) Number of unique sample_aliases: 109</text:p>
      <text:p text:style-name="P7">4) Appearances per scientific_name(tax_id):</text:p>
      <text:p text:style-name="P7"><text:s text:c="15"/>unique_values <text:s/>counts</text:p>
      <text:p text:style-name="P7">human gut metagenome(408170) <text:s text:c="4"/>243</text:p>
      <text:p text:style-name="P7">5) Appearances per instrument_model(instrument_platform):</text:p>
      <text:p text:style-name="P7"><text:s text:c="16"/>unique_values <text:s/>counts</text:p>
      <text:p text:style-name="P8">Illumina HiSeq 4000(ILLUMINA) <text:s text:c="4"/>134</text:p>
      <text:p text:style-name="P7"><text:s text:c="2"/>PromethION(OXFORD_NANOPORE) <text:s text:c="5"/>96</text:p>
      <text:p text:style-name="P7"><text:s text:c="5"/>GridION(OXFORD_NANOPORE) <text:s text:c="5"/>10</text:p>
      <text:p text:style-name="P7"><text:s text:c="6"/>MinION(OXFORD_NANOPORE) <text:s text:c="6"/>3</text:p>
      <text:p text:style-name="P7">6) Appearances per library_layout:</text:p>
      <text:p text:style-name="P7">unique_values <text:s/>counts</text:p>
      <text:p text:style-name="P7"><text:s text:c="7"/>PAIRED <text:s text:c="4"/>134</text:p>
      <text:p text:style-name="P7"><text:s text:c="7"/>SINGLE <text:s text:c="4"/>109</text:p>
      <text:p text:style-name="P7">7) Appearances per library_strategy+library_source:</text:p>
      <text:p text:style-name="P7"><text:s text:c="3"/>unique_values <text:s/>counts</text:p>
      <text:p text:style-name="P8"><text:s/>WGS+METAGENOMIC <text:s text:c="4"/>218</text:p>
      <text:p text:style-name="P7">Hi-C+METAGENOMIC <text:s text:c="5"/>25</text:p>
      <text:p text:style-name="P7"/>
      <text:p text:style-name="P12"><text:soft-page-break/>Run Stats Post-filter:</text:p>
      <text:p text:style-name="P6"/>
      <text:p text:style-name="P6">1) Number of run_accessions: 109</text:p>
      <text:p text:style-name="P6">2) Number of unique sample_accessions: 109</text:p>
      <text:p text:style-name="P6">3) Number of unique sample_aliases: 109</text:p>
      <text:p text:style-name="P6">4) Appearances per scientific_name(tax_id):</text:p>
      <text:p text:style-name="P6"><text:s text:c="15"/>unique_values <text:s/>counts</text:p>
      <text:p text:style-name="P6">human gut metagenome(408170) <text:s text:c="4"/>109</text:p>
      <text:p text:style-name="P6">5) Appearances per instrument_model(instrument_platform):</text:p>
      <text:p text:style-name="P6"><text:s text:c="16"/>unique_values <text:s/>counts</text:p>
      <text:p text:style-name="P6">Illumina HiSeq 4000(ILLUMINA) <text:s text:c="4"/>109</text:p>
      <text:p text:style-name="P6">6) Appearances per library_layout:</text:p>
      <text:p text:style-name="P6">unique_values <text:s/>counts</text:p>
      <text:p text:style-name="P6"><text:s text:c="7"/>PAIRED <text:s text:c="4"/>109</text:p>
      <text:p text:style-name="P6">7) Appearances per library_strategy+library_source:</text:p>
      <text:p text:style-name="P6"><text:s text:c="2"/>unique_values <text:s/>counts</text:p>
      <text:p text:style-name="P9">WGS+METAGENOMIC <text:s text:c="4"/>109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4-05T13:56:57.538522627</dc:date>
    <meta:editing-duration>PT6H59M2S</meta:editing-duration>
    <meta:editing-cycles>23</meta:editing-cycles>
    <meta:document-statistic meta:table-count="0" meta:image-count="0" meta:object-count="0" meta:page-count="2" meta:paragraph-count="54" meta:word-count="258" meta:character-count="2226" meta:non-whitespace-character-count="1861"/>
  </office:meta>
</office:document-meta>
</file>